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3mm"/>
    </style:style>
    <style:style style:name="co2" style:family="table-column">
      <style:table-column-properties fo:break-before="auto" style:column-width="37.54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41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7.38mm"/>
    </style:style>
    <style:style style:name="co7" style:family="table-column">
      <style:table-column-properties fo:break-before="auto" style:column-width="29.76mm"/>
    </style:style>
    <style:style style:name="ro1" style:family="table-row">
      <style:table-row-properties style:row-height="8.3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 style:data-style-name="N60">
      <style:table-cell-properties fo:background-color="#00ff00"/>
    </style:style>
    <style:style style:name="ce5" style:family="table-cell" style:parent-style-name="Default" style:data-style-name="N60">
      <style:table-cell-properties fo:background-color="#ffff66"/>
    </style:style>
    <style:style style:name="ce6" style:family="table-cell" style:parent-style-name="Default" style:data-style-name="N0">
      <style:table-cell-properties fo:background-color="#00ff00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 style:data-style-name="N0">
      <style:table-cell-properties fo:background-color="#ffff66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 style:data-style-name="N60">
      <style:table-cell-properties fo:background-color="#ffff99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60"/>
    <style:style style:name="ce13" style:family="table-cell" style:parent-style-name="Default" style:data-style-name="N0"/>
    <style:style style:name="ce14" style:family="table-cell" style:parent-style-name="Default">
      <style:table-cell-properties fo:background-color="transparent" fo:wrap-option="wrap"/>
    </style:style>
    <style:style style:name="ce15" style:family="table-cell" style:parent-style-name="Default">
      <style:table-cell-properties fo:background-color="#00ff00" fo:wrap-option="wrap"/>
    </style:style>
    <style:style style:name="ce16" style:family="table-cell" style:parent-style-name="Default">
      <style:table-cell-properties fo:background-color="#ccffff" style:text-align-source="fix" style:repeat-content="false" fo:wrap-option="wrap" fo:border="0.06pt solid #000000"/>
      <style:paragraph-properties fo:text-align="center" fo:margin-left="0mm"/>
      <style:text-properties style:font-name="DejaVu Serif" fo:font-size="9pt" style:font-size-asian="9pt" style:font-size-complex="9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DejaVu Serif" fo:font-size="9pt" style:font-size-asian="9pt" style:font-size-complex="9pt"/>
    </style:style>
    <style:style style:name="ce18" style:family="table-cell" style:parent-style-name="Default" style:data-style-name="N131">
      <style:table-cell-properties fo:border-bottom="none" fo:background-color="#ffffff" fo:border-left="0.06pt solid #000000" fo:border-right="none" fo:border-top="0.06pt solid #000000"/>
      <style:text-properties style:font-name="DejaVu Serif" fo:font-size="9pt" style:font-size-asian="9pt" style:font-size-complex="9pt"/>
    </style:style>
    <style:style style:name="ce19" style:family="table-cell" style:parent-style-name="Default" style:data-style-name="N131">
      <style:table-cell-properties fo:border-bottom="none" fo:background-color="#ffffff" fo:border-left="0.06pt solid #000000" fo:border-right="none" fo:border-top="none"/>
      <style:text-properties style:font-name="DejaVu Serif" fo:font-size="9pt" style:font-size-asian="9pt" style:font-size-complex="9pt"/>
    </style:style>
    <style:style style:name="ce20" style:family="table-cell" style:parent-style-name="Default" style:data-style-name="N131">
      <style:table-cell-properties fo:border-bottom="0.06pt solid #000000" fo:background-color="#ffffff" fo:border-left="0.06pt solid #000000" fo:border-right="none" fo:border-top="none"/>
      <style:text-properties style:font-name="DejaVu Serif" fo:font-size="9pt" style:font-size-asian="9pt" style:font-size-complex="9pt"/>
    </style:style>
    <style:style style:name="ce21" style:family="table-cell" style:parent-style-name="Default">
      <style:table-cell-properties fo:background-color="#ffffff"/>
      <style:text-properties style:font-name="DejaVu Serif" fo:font-size="9pt" style:font-size-asian="9pt" style:font-size-complex="9pt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style:font-name="DejaVu Serif" fo:font-size="9pt" style:font-size-asian="9pt" style:font-size-complex="9pt"/>
    </style:style>
    <style:style style:name="ce2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DejaVu Serif" fo:font-size="9pt" style:font-size-asian="9pt" style:font-size-complex="9pt"/>
    </style:style>
    <style:style style:name="ce25" style:family="table-cell" style:parent-style-name="Default" style:data-style-name="N131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style:font-name="DejaVu Serif" fo:font-size="9pt" style:font-size-asian="9pt" style:font-size-complex="9pt"/>
    </style:style>
    <style:style style:name="ce26" style:family="table-cell" style:parent-style-name="Default" style:data-style-name="N131">
      <style:table-cell-properties fo:background-color="#ffffff" style:text-align-source="fix" style:repeat-content="false" fo:border="none"/>
      <style:paragraph-properties fo:text-align="center" fo:margin-left="0mm"/>
      <style:text-properties style:font-name="DejaVu Serif" fo:font-size="9pt" style:font-size-asian="9pt" style:font-size-complex="9pt"/>
    </style:style>
    <style:style style:name="ce27" style:family="table-cell" style:parent-style-name="Default" style:data-style-name="N131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DejaVu Serif" fo:font-size="9pt" style:font-size-asian="9pt" style:font-size-complex="9pt"/>
    </style:style>
    <style:style style:name="ce28" style:family="table-cell" style:parent-style-name="Default" style:data-style-name="N60">
      <style:table-cell-properties fo:background-color="#ffffff"/>
      <style:text-properties style:font-name="DejaVu Serif" fo:font-size="9pt" style:font-size-asian="9pt" style:font-size-complex="9pt"/>
    </style:style>
    <style:style style:name="ce29" style:family="table-cell" style:parent-style-name="Default" style:data-style-name="N60">
      <style:table-cell-properties fo:background-color="#ffffff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style:font-name="DejaVu Serif" fo:font-size="9pt" style:font-size-asian="9pt" style:font-size-complex="9pt"/>
    </style:style>
    <style:style style:name="ce3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DejaVu Serif" fo:font-size="9pt" style:font-size-asian="9pt" style:font-size-complex="9pt"/>
    </style:style>
    <style:style style:name="ce32" style:family="table-cell" style:parent-style-name="Default" style:data-style-name="N131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DejaVu Serif" fo:font-size="9pt" style:font-size-asian="9pt" style:font-size-complex="9pt"/>
    </style:style>
    <style:style style:name="ce33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DejaVu Serif" fo:font-size="9pt" style:font-size-asian="9pt" style:font-size-complex="9pt"/>
    </style:style>
    <style:style style:name="ce3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font-name="DejaVu Serif" fo:font-size="9pt" style:font-size-asian="9pt" style:font-size-complex="9pt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DejaVu Serif" fo:font-size="9pt" style:font-size-asian="9pt" style:font-size-complex="9pt"/>
    </style:style>
    <style:style style:name="ce36" style:family="table-cell" style:parent-style-name="Default" style:data-style-name="N131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DejaVu Serif" fo:font-size="9pt" style:font-size-asian="9pt" style:font-size-complex="9pt"/>
    </style:style>
    <style:style style:name="ce37" style:family="table-cell" style:parent-style-name="Default" style:data-style-name="N131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DejaVu Serif" fo:font-size="9pt" style:font-size-asian="9pt" style:font-size-complex="9pt"/>
    </style:style>
    <style:style style:name="ce38" style:family="table-cell" style:parent-style-name="Default" style:data-style-name="N13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DejaVu Serif" fo:font-size="9pt" style:font-size-asian="9pt" style:font-size-complex="9pt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erif" fo:font-size="9pt" style:font-size-asian="9pt" style:font-size-complex="9pt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font-name="DejaVu Serif" fo:font-size="9pt" style:font-size-asian="9pt" style:font-size-complex="9pt"/>
    </style:style>
    <style:style style:name="ce41" style:family="table-cell" style:parent-style-name="Default" style:data-style-name="N131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erif" fo:font-size="9pt" style:font-size-asian="9pt" style:font-size-complex="9pt"/>
    </style:style>
    <style:style style:name="ce42" style:family="table-cell" style:parent-style-name="Default" style:data-style-name="N131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font-name="DejaVu Serif" fo:font-size="9pt" style:font-size-asian="9pt" style:font-size-complex="9pt"/>
    </style:style>
    <style:style style:name="ce43" style:family="table-cell" style:parent-style-name="Default" style:data-style-name="N131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font-name="DejaVu Serif" fo:font-size="9pt" style:font-size-asian="9pt" style:font-size-complex="9pt"/>
    </style:style>
  </office:automatic-styles>
  <office:body>
    <office:spreadsheet>
      <table:table table:name="Parameters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4" table:default-cell-style-name="ce9"/>
        <table:table-column table:style-name="co5" table:number-columns-repeated="1014" table:default-cell-style-name="Default"/>
        <table:table-row table:style-name="ro1">
          <table:table-cell/>
          <table:table-cell table:style-name="ce2" office:value-type="string" calcext:value-type="string">
            <text:p>Denner</text:p>
          </table:table-cell>
          <table:table-cell table:style-name="ce2" office:value-type="string" calcext:value-type="string">
            <text:p>Low res</text:p>
          </table:table-cell>
          <table:table-cell office:value-type="string" calcext:value-type="string">
            <text:p>Low res 2</text:p>
          </table:table-cell>
          <table:table-cell office:value-type="string" calcext:value-type="string">
            <text:p>Low res 3</text:p>
          </table:table-cell>
          <table:table-cell office:value-type="string" calcext:value-type="string">
            <text:p>larger k</text:p>
          </table:table-cell>
          <table:table-cell table:style-name="ce2" office:value-type="string" calcext:value-type="string">
            <text:p>Denner small dt</text:p>
          </table:table-cell>
          <table:table-cell table:style-name="ce2" office:value-type="string" calcext:value-type="string">
            <text:p>Denner smaller dt</text:p>
          </table:table-cell>
          <table:table-cell table:style-name="ce14" office:value-type="string" calcext:value-type="string">
            <text:p>Denner smaller dt explicit</text:p>
          </table:table-cell>
          <table:table-cell table:style-name="ce14" office:value-type="string" calcext:value-type="string">
            <text:p>Denner yet smaller dt implici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ho ai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ho water</text:p>
          </table:table-cell>
          <table:table-cell table:style-name="ce4" office:value-type="float" office:value="5" calcext:value-type="float">
            <text:p>5,00E+000</text:p>
          </table:table-cell>
          <table:table-cell table:number-columns-repeated="4" table:style-name="ce12" office:value-type="float" office:value="5" calcext:value-type="float">
            <text:p>5,00E+000</text:p>
          </table:table-cell>
          <table:table-cell table:number-columns-repeated="4" table:style-name="ce4" office:value-type="float" office:value="5" calcext:value-type="float">
            <text:p>5,00E+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ho tilde</text:p>
          </table:table-cell>
          <table:table-cell table:style-name="ce5" table:formula="of:=[.B3]+[.B2]" office:value-type="float" office:value="10" calcext:value-type="float">
            <text:p>1,00E+001</text:p>
          </table:table-cell>
          <table:table-cell table:style-name="ce5" table:formula="of:=[.C3]+[.C2]" office:value-type="float" office:value="10" calcext:value-type="float">
            <text:p>1,00E+001</text:p>
          </table:table-cell>
          <table:table-cell table:style-name="ce5" table:formula="of:=[.D3]+[.D2]" office:value-type="float" office:value="10" calcext:value-type="float">
            <text:p>1,00E+001</text:p>
          </table:table-cell>
          <table:table-cell table:style-name="ce5" table:formula="of:=[.E3]+[.E2]" office:value-type="float" office:value="10" calcext:value-type="float">
            <text:p>1,00E+001</text:p>
          </table:table-cell>
          <table:table-cell table:style-name="ce5" table:formula="of:=[.F3]+[.F2]" office:value-type="float" office:value="10" calcext:value-type="float">
            <text:p>1,00E+001</text:p>
          </table:table-cell>
          <table:table-cell table:style-name="ce5" table:formula="of:=[.G3]+[.G2]" office:value-type="float" office:value="10" calcext:value-type="float">
            <text:p>1,00E+001</text:p>
          </table:table-cell>
          <table:table-cell table:style-name="ce5" table:formula="of:=[.H3]+[.H2]" office:value-type="float" office:value="10" calcext:value-type="float">
            <text:p>1,00E+001</text:p>
          </table:table-cell>
          <table:table-cell table:style-name="ce5" table:formula="of:=[.I3]+[.I2]" office:value-type="float" office:value="10" calcext:value-type="float">
            <text:p>1,00E+001</text:p>
          </table:table-cell>
          <table:table-cell table:style-name="ce5" table:formula="of:=[.J3]+[.J2]" office:value-type="float" office:value="10" calcext:value-type="float">
            <text:p>1,00E+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u air</text:p>
          </table:table-cell>
          <table:table-cell table:style-name="ce4" office:value-type="float" office:value="0.7" calcext:value-type="float">
            <text:p>7,00E-001</text:p>
          </table:table-cell>
          <table:table-cell table:number-columns-repeated="4" table:style-name="ce12" office:value-type="float" office:value="0.7" calcext:value-type="float">
            <text:p>7,00E-001</text:p>
          </table:table-cell>
          <table:table-cell table:number-columns-repeated="4" table:style-name="ce4" office:value-type="float" office:value="0.7" calcext:value-type="float">
            <text:p>7,00E-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u water</text:p>
          </table:table-cell>
          <table:table-cell table:style-name="ce4" office:value-type="float" office:value="0.7" calcext:value-type="float">
            <text:p>7,00E-001</text:p>
          </table:table-cell>
          <table:table-cell table:number-columns-repeated="4" table:style-name="ce12" office:value-type="float" office:value="0.7" calcext:value-type="float">
            <text:p>7,00E-001</text:p>
          </table:table-cell>
          <table:table-cell table:number-columns-repeated="4" table:style-name="ce4" office:value-type="float" office:value="0.7" calcext:value-type="float">
            <text:p>7,00E-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u tilde</text:p>
          </table:table-cell>
          <table:table-cell table:style-name="ce5" table:formula="of:=[.B6]+[.B5]" office:value-type="float" office:value="1.4" calcext:value-type="float">
            <text:p>1,40E+000</text:p>
          </table:table-cell>
          <table:table-cell table:style-name="ce5" table:formula="of:=[.C6]+[.C5]" office:value-type="float" office:value="1.4" calcext:value-type="float">
            <text:p>1,40E+000</text:p>
          </table:table-cell>
          <table:table-cell table:style-name="ce5" table:formula="of:=[.D6]+[.D5]" office:value-type="float" office:value="1.4" calcext:value-type="float">
            <text:p>1,40E+000</text:p>
          </table:table-cell>
          <table:table-cell table:style-name="ce5" table:formula="of:=[.E6]+[.E5]" office:value-type="float" office:value="1.4" calcext:value-type="float">
            <text:p>1,40E+000</text:p>
          </table:table-cell>
          <table:table-cell table:style-name="ce5" table:formula="of:=[.F6]+[.F5]" office:value-type="float" office:value="1.4" calcext:value-type="float">
            <text:p>1,40E+000</text:p>
          </table:table-cell>
          <table:table-cell table:style-name="ce5" table:formula="of:=[.G6]+[.G5]" office:value-type="float" office:value="1.4" calcext:value-type="float">
            <text:p>1,40E+000</text:p>
          </table:table-cell>
          <table:table-cell table:style-name="ce5" table:formula="of:=[.H6]+[.H5]" office:value-type="float" office:value="1.4" calcext:value-type="float">
            <text:p>1,40E+000</text:p>
          </table:table-cell>
          <table:table-cell table:style-name="ce5" table:formula="of:=[.I6]+[.I5]" office:value-type="float" office:value="1.4" calcext:value-type="float">
            <text:p>1,40E+000</text:p>
          </table:table-cell>
          <table:table-cell table:style-name="ce5" table:formula="of:=[.J6]+[.J5]" office:value-type="float" office:value="1.4" calcext:value-type="float">
            <text:p>1,40E+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rface tension</text:p>
          </table:table-cell>
          <table:table-cell table:style-name="ce4" office:value-type="float" office:value="0.001" calcext:value-type="float">
            <text:p>1,00E-003</text:p>
          </table:table-cell>
          <table:table-cell table:number-columns-repeated="4" table:style-name="ce12" office:value-type="float" office:value="0.001" calcext:value-type="float">
            <text:p>1,00E-003</text:p>
          </table:table-cell>
          <table:table-cell table:number-columns-repeated="4" table:style-name="ce4" office:value-type="float" office:value="0.001" calcext:value-type="float">
            <text:p>1,00E-0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velength</text:p>
          </table:table-cell>
          <table:table-cell table:style-name="ce6" office:value-type="float" office:value="7757.991" calcext:value-type="float">
            <text:p>7757,991</text:p>
          </table:table-cell>
          <table:table-cell table:number-columns-repeated="2" table:style-name="ce12" office:value-type="float" office:value="7700" calcext:value-type="float">
            <text:p>7,70E+003</text:p>
          </table:table-cell>
          <table:table-cell table:style-name="ce13" office:value-type="float" office:value="7757.5" calcext:value-type="float">
            <text:p>7757,5</text:p>
          </table:table-cell>
          <table:table-cell table:style-name="ce13" table:formula="of:=7757.5/2" office:value-type="float" office:value="3878.75" calcext:value-type="float">
            <text:p>3878,75</text:p>
          </table:table-cell>
          <table:table-cell table:number-columns-repeated="4" table:style-name="ce6" office:value-type="float" office:value="7757.991" calcext:value-type="float">
            <text:p>7757,99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Laplace number</text:p>
          </table:table-cell>
          <table:table-cell table:style-name="ce7" table:formula="of:=[.B8]*[.B3]*[.B9]/([.B6]*[.B6])" office:value-type="float" office:value="79.1631734693877" calcext:value-type="float">
            <text:p>79,1631734694</text:p>
          </table:table-cell>
          <table:table-cell table:style-name="ce1" table:formula="of:=[.C8]*[.C3]*[.C9]/([.C6]*[.C6])" office:value-type="float" office:value="78.5714285714286" calcext:value-type="float">
            <text:p>78,5714285714</text:p>
          </table:table-cell>
          <table:table-cell table:style-name="ce1" table:formula="of:=[.D8]*[.D3]*[.D9]/([.D6]*[.D6])" office:value-type="float" office:value="78.5714285714286" calcext:value-type="float">
            <text:p>78,5714285714</text:p>
          </table:table-cell>
          <table:table-cell table:style-name="ce1" table:formula="of:=[.E8]*[.E3]*[.E9]/([.E6]*[.E6])" office:value-type="float" office:value="79.1581632653061" calcext:value-type="float">
            <text:p>79,1581632653</text:p>
          </table:table-cell>
          <table:table-cell table:style-name="ce1" table:formula="of:=[.F8]*[.F3]*[.F9]/([.F6]*[.F6])" office:value-type="float" office:value="39.5790816326531" calcext:value-type="float">
            <text:p>39,5790816327</text:p>
          </table:table-cell>
          <table:table-cell table:style-name="ce7" table:formula="of:=[.G8]*[.G3]*[.G9]/([.G6]*[.G6])" office:value-type="float" office:value="79.1631734693877" calcext:value-type="float">
            <text:p>79,1631734694</text:p>
          </table:table-cell>
          <table:table-cell table:style-name="ce7" table:formula="of:=[.H8]*[.H3]*[.H9]/([.H6]*[.H6])" office:value-type="float" office:value="79.1631734693877" calcext:value-type="float">
            <text:p>79,1631734694</text:p>
          </table:table-cell>
          <table:table-cell table:style-name="ce7" table:formula="of:=[.I8]*[.I3]*[.I9]/([.I6]*[.I6])" office:value-type="float" office:value="79.1631734693877" calcext:value-type="float">
            <text:p>79,1631734694</text:p>
          </table:table-cell>
          <table:table-cell table:style-name="ce7" table:formula="of:=[.J8]*[.J3]*[.J9]/([.J6]*[.J6])" office:value-type="float" office:value="79.1631734693877" calcext:value-type="float">
            <text:p>79,1631734694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Oh number</text:p>
          </table:table-cell>
          <table:table-cell table:style-name="ce7" table:formula="of:=1/SQRT([.B10])" office:value-type="float" office:value="0.112392777060166" calcext:value-type="float">
            <text:p>0,1123927771</text:p>
          </table:table-cell>
          <table:table-cell table:formula="of:=1/SQRT([.C10])" office:value-type="float" office:value="0.112815214963553" calcext:value-type="float">
            <text:p>0,112815215</text:p>
          </table:table-cell>
          <table:table-cell table:formula="of:=1/SQRT([.D10])" office:value-type="float" office:value="0.112815214963553" calcext:value-type="float">
            <text:p>0,112815215</text:p>
          </table:table-cell>
          <table:table-cell table:formula="of:=1/SQRT([.E10])" office:value-type="float" office:value="0.112396333874884" calcext:value-type="float">
            <text:p>0,1123963339</text:p>
          </table:table-cell>
          <table:table-cell table:formula="of:=1/SQRT([.F10])" office:value-type="float" office:value="0.158952419726875" calcext:value-type="float">
            <text:p>0,1589524197</text:p>
          </table:table-cell>
          <table:table-cell table:style-name="ce7" table:formula="of:=1/SQRT([.G10])" office:value-type="float" office:value="0.112392777060166" calcext:value-type="float">
            <text:p>0,1123927771</text:p>
          </table:table-cell>
          <table:table-cell table:style-name="ce7" table:formula="of:=1/SQRT([.H10])" office:value-type="float" office:value="0.112392777060166" calcext:value-type="float">
            <text:p>0,1123927771</text:p>
          </table:table-cell>
          <table:table-cell table:style-name="ce7" table:formula="of:=1/SQRT([.I10])" office:value-type="float" office:value="0.112392777060166" calcext:value-type="float">
            <text:p>0,1123927771</text:p>
          </table:table-cell>
          <table:table-cell table:style-name="ce7" table:formula="of:=1/SQRT([.J10])" office:value-type="float" office:value="0.112392777060166" calcext:value-type="float">
            <text:p>0,112392777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me step</text:p>
          </table:table-cell>
          <table:table-cell table:style-name="ce8" table:formula="of:=1/(200*[.B29])" office:value-type="float" office:value="21693.2244118318" calcext:value-type="float">
            <text:p>21693,2244118318</text:p>
          </table:table-cell>
          <table:table-cell table:style-name="ce13" table:formula="of:=1/(200*[.C29])" office:value-type="float" office:value="21450.4441747367" calcext:value-type="float">
            <text:p>21450,4441747367</text:p>
          </table:table-cell>
          <table:table-cell table:style-name="ce13" table:formula="of:=1/(200*[.D29])" office:value-type="float" office:value="21450.4441747367" calcext:value-type="float">
            <text:p>21450,4441747367</text:p>
          </table:table-cell>
          <table:table-cell table:style-name="ce5" table:formula="of:=1/(200*[.E29])" office:value-type="float" office:value="21691.1650117911" calcext:value-type="float">
            <text:p>2,17E+004</text:p>
          </table:table-cell>
          <table:table-cell table:style-name="ce5" table:formula="of:=1/(200*[.F29])" office:value-type="float" office:value="7668.98493583692" calcext:value-type="float">
            <text:p>7,67E+003</text:p>
          </table:table-cell>
          <table:table-cell table:style-name="ce4" office:value-type="float" office:value="10000" calcext:value-type="float">
            <text:p>1,00E+004</text:p>
          </table:table-cell>
          <table:table-cell table:number-columns-repeated="2" table:style-name="ce4" office:value-type="float" office:value="5000" calcext:value-type="float">
            <text:p>5,00E+003</text:p>
          </table:table-cell>
          <table:table-cell table:style-name="ce4" office:value-type="float" office:value="2500" calcext:value-type="float">
            <text:p>2,50E+0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riod</text:p>
          </table:table-cell>
          <table:table-cell table:style-name="ce5" table:formula="of:=SQRT([.B9]*[.B9]*[.B9]*[.B3]/[.B8])" office:value-type="float" office:value="48317995.5335824" calcext:value-type="float">
            <text:p>4,83E+007</text:p>
          </table:table-cell>
          <table:table-cell table:formula="of:=SQRT([.C9]*[.C9]*[.C9]*[.C3]/[.C8])" office:value-type="float" office:value="47777243.5370648" calcext:value-type="float">
            <text:p>47777243,5370648</text:p>
          </table:table-cell>
          <table:table-cell table:formula="of:=SQRT([.D9]*[.D9]*[.D9]*[.D3]/[.D8])" office:value-type="float" office:value="47777243.5370648" calcext:value-type="float">
            <text:p>47777243,5370648</text:p>
          </table:table-cell>
          <table:table-cell table:formula="of:=SQRT([.E9]*[.E9]*[.E9]*[.E3]/[.E8])" office:value-type="float" office:value="48313408.567621" calcext:value-type="float">
            <text:p>48313408,567621</text:p>
          </table:table-cell>
          <table:table-cell table:formula="of:=SQRT([.F9]*[.F9]*[.F9]*[.F3]/[.F8])" office:value-type="float" office:value="17081369.4102005" calcext:value-type="float">
            <text:p>17081369,4102005</text:p>
          </table:table-cell>
          <table:table-cell table:style-name="ce5" table:formula="of:=SQRT([.G9]*[.G9]*[.G9]*[.G3]/[.G8])" office:value-type="float" office:value="48317995.5335824" calcext:value-type="float">
            <text:p>4,83E+007</text:p>
          </table:table-cell>
          <table:table-cell table:style-name="ce5" table:formula="of:=SQRT([.H9]*[.H9]*[.H9]*[.H3]/[.H8])" office:value-type="float" office:value="48317995.5335824" calcext:value-type="float">
            <text:p>4,83E+007</text:p>
          </table:table-cell>
          <table:table-cell table:style-name="ce5" table:formula="of:=SQRT([.I9]*[.I9]*[.I9]*[.I3]/[.I8])" office:value-type="float" office:value="48317995.5335824" calcext:value-type="float">
            <text:p>4,83E+007</text:p>
          </table:table-cell>
          <table:table-cell table:style-name="ce5" table:formula="of:=SQRT([.J9]*[.J9]*[.J9]*[.J3]/[.J8])" office:value-type="float" office:value="48317995.5335824" calcext:value-type="float">
            <text:p>4,83E+0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nd time</text:p>
          </table:table-cell>
          <table:table-cell table:style-name="ce5" office:value-type="float" office:value="30000000" calcext:value-type="float">
            <text:p>3,00E+007</text:p>
          </table:table-cell>
          <table:table-cell table:number-columns-repeated="4" table:style-name="ce5" office:value-type="float" office:value="20000000" calcext:value-type="float">
            <text:p>2,00E+007</text:p>
          </table:table-cell>
          <table:table-cell table:number-columns-repeated="4" table:style-name="ce5" office:value-type="float" office:value="30000000" calcext:value-type="float">
            <text:p>3,00E+0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step</text:p>
          </table:table-cell>
          <table:table-cell table:style-name="ce7" table:formula="of:=[.B14]/[.B12]" office:value-type="float" office:value="1382.92028102736" calcext:value-type="float">
            <text:p>1382,9202810274</text:p>
          </table:table-cell>
          <table:table-cell table:formula="of:=[.C14]/[.C12]" office:value-type="float" office:value="932.381625157909" calcext:value-type="float">
            <text:p>932,3816251579</text:p>
          </table:table-cell>
          <table:table-cell table:formula="of:=[.D14]/[.D12]" office:value-type="float" office:value="932.381625157909" calcext:value-type="float">
            <text:p>932,3816251579</text:p>
          </table:table-cell>
          <table:table-cell table:formula="of:=[.E14]/[.E12]" office:value-type="float" office:value="922.034385388163" calcext:value-type="float">
            <text:p>922,0343853882</text:p>
          </table:table-cell>
          <table:table-cell table:formula="of:=[.F14]/[.F12]" office:value-type="float" office:value="2607.90706558056" calcext:value-type="float">
            <text:p>2607,9070655806</text:p>
          </table:table-cell>
          <table:table-cell table:style-name="ce7" table:formula="of:=[.G14]/[.G12]" office:value-type="float" office:value="3000" calcext:value-type="float">
            <text:p>3000</text:p>
          </table:table-cell>
          <table:table-cell table:style-name="ce7" table:formula="of:=[.H14]/[.H12]" office:value-type="float" office:value="6000" calcext:value-type="float">
            <text:p>6000</text:p>
          </table:table-cell>
          <table:table-cell table:style-name="ce7" table:formula="of:=[.I14]/[.I12]" office:value-type="float" office:value="6000" calcext:value-type="float">
            <text:p>6000</text:p>
          </table:table-cell>
          <table:table-cell table:style-name="ce7" table:formula="of:=[.J14]/[.J12]" office:value-type="float" office:value="12000" calcext:value-type="float">
            <text:p>12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length</text:p>
          </table:table-cell>
          <table:table-cell table:style-name="ce7" table:formula="of:=3*[.B17]" office:value-type="float" office:value="23273.973" calcext:value-type="float">
            <text:p>23273,973</text:p>
          </table:table-cell>
          <table:table-cell table:formula="of:=2*[.C17]" office:value-type="float" office:value="15400" calcext:value-type="float">
            <text:p>15400</text:p>
          </table:table-cell>
          <table:table-cell table:formula="of:=2*[.D17]" office:value-type="float" office:value="15400" calcext:value-type="float">
            <text:p>15400</text:p>
          </table:table-cell>
          <table:table-cell table:formula="of:=2*[.E17]" office:value-type="float" office:value="15515" calcext:value-type="float">
            <text:p>15515</text:p>
          </table:table-cell>
          <table:table-cell table:formula="of:=2*[.F17]" office:value-type="float" office:value="7757.5" calcext:value-type="float">
            <text:p>7757,5</text:p>
          </table:table-cell>
          <table:table-cell table:style-name="ce7" table:formula="of:=3*[.G17]" office:value-type="float" office:value="23273.973" calcext:value-type="float">
            <text:p>23273,973</text:p>
          </table:table-cell>
          <table:table-cell table:style-name="ce7" table:formula="of:=3*[.H17]" office:value-type="float" office:value="23273.973" calcext:value-type="float">
            <text:p>23273,973</text:p>
          </table:table-cell>
          <table:table-cell table:style-name="ce7" table:formula="of:=3*[.I17]" office:value-type="float" office:value="23273.973" calcext:value-type="float">
            <text:p>23273,973</text:p>
          </table:table-cell>
          <table:table-cell table:style-name="ce7" table:formula="of:=3*[.J17]" office:value-type="float" office:value="23273.973" calcext:value-type="float">
            <text:p>23273,97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length</text:p>
          </table:table-cell>
          <table:table-cell table:style-name="ce5" table:formula="of:=[.B9]" office:value-type="float" office:value="7757.991" calcext:value-type="float">
            <text:p>7,76E+003</text:p>
          </table:table-cell>
          <table:table-cell table:style-name="ce12" table:formula="of:=[.C9]" office:value-type="float" office:value="7700" calcext:value-type="float">
            <text:p>7,70E+003</text:p>
          </table:table-cell>
          <table:table-cell table:style-name="ce12" table:formula="of:=[.D9]" office:value-type="float" office:value="7700" calcext:value-type="float">
            <text:p>7,70E+003</text:p>
          </table:table-cell>
          <table:table-cell table:style-name="ce12" table:formula="of:=[.E9]" office:value-type="float" office:value="7757.5" calcext:value-type="float">
            <text:p>7,76E+003</text:p>
          </table:table-cell>
          <table:table-cell table:style-name="ce12" table:formula="of:=[.F9]" office:value-type="float" office:value="3878.75" calcext:value-type="float">
            <text:p>3,88E+003</text:p>
          </table:table-cell>
          <table:table-cell table:style-name="ce5" table:formula="of:=[.G9]" office:value-type="float" office:value="7757.991" calcext:value-type="float">
            <text:p>7,76E+003</text:p>
          </table:table-cell>
          <table:table-cell table:style-name="ce5" table:formula="of:=[.H9]" office:value-type="float" office:value="7757.991" calcext:value-type="float">
            <text:p>7,76E+003</text:p>
          </table:table-cell>
          <table:table-cell table:style-name="ce5" table:formula="of:=[.I9]" office:value-type="float" office:value="7757.991" calcext:value-type="float">
            <text:p>7,76E+003</text:p>
          </table:table-cell>
          <table:table-cell table:style-name="ce5" table:formula="of:=[.J9]" office:value-type="float" office:value="7757.991" calcext:value-type="float">
            <text:p>7,76E+0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length</text:p>
          </table:table-cell>
          <table:table-cell table:style-name="ce8" table:formula="of:=[.B17]*2/[.B19]" office:value-type="float" office:value="155.15982" calcext:value-type="float">
            <text:p>155,15982</text:p>
          </table:table-cell>
          <table:table-cell table:style-name="ce13" table:formula="of:=[.C17]*2/[.C19]" office:value-type="float" office:value="240.625" calcext:value-type="float">
            <text:p>240,625</text:p>
          </table:table-cell>
          <table:table-cell table:style-name="ce13" table:formula="of:=[.D17]*2/[.D19]" office:value-type="float" office:value="240.625" calcext:value-type="float">
            <text:p>240,625</text:p>
          </table:table-cell>
          <table:table-cell table:style-name="ce13" table:formula="of:=[.E17]*2/[.E19]" office:value-type="float" office:value="242.421875" calcext:value-type="float">
            <text:p>242,421875</text:p>
          </table:table-cell>
          <table:table-cell table:style-name="ce13" table:formula="of:=[.F17]*2/[.F19]" office:value-type="float" office:value="121.2109375" calcext:value-type="float">
            <text:p>121,2109375</text:p>
          </table:table-cell>
          <table:table-cell table:style-name="ce8" table:formula="of:=[.G17]*2/[.G19]" office:value-type="float" office:value="155.15982" calcext:value-type="float">
            <text:p>155,15982</text:p>
          </table:table-cell>
          <table:table-cell table:style-name="ce8" table:formula="of:=[.H17]*2/[.H19]" office:value-type="float" office:value="155.15982" calcext:value-type="float">
            <text:p>155,15982</text:p>
          </table:table-cell>
          <table:table-cell table:style-name="ce8" table:formula="of:=[.I17]*2/[.I19]" office:value-type="float" office:value="155.15982" calcext:value-type="float">
            <text:p>155,15982</text:p>
          </table:table-cell>
          <table:table-cell table:style-name="ce8" table:formula="of:=[.J17]*2/[.J19]" office:value-type="float" office:value="155.15982" calcext:value-type="float">
            <text:p>155,1598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x</text:p>
          </table:table-cell>
          <table:table-cell table:style-name="ce4" office:value-type="float" office:value="100" calcext:value-type="float">
            <text:p>1,00E+002</text:p>
          </table:table-cell>
          <table:table-cell table:number-columns-repeated="2" table:style-name="ce12" office:value-type="float" office:value="64" calcext:value-type="float">
            <text:p>6,40E+001</text:p>
          </table:table-cell>
          <table:table-cell table:number-columns-repeated="2" table:style-name="ce13" office:value-type="float" office:value="64" calcext:value-type="float">
            <text:p>64</text:p>
          </table:table-cell>
          <table:table-cell table:number-columns-repeated="4" table:style-name="ce4" office:value-type="float" office:value="100" calcext:value-type="float">
            <text:p>1,00E+0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x</text:p>
          </table:table-cell>
          <table:table-cell table:formula="of:=[.B17]/[.B19]" office:value-type="float" office:value="77.57991" calcext:value-type="float">
            <text:p>77,57991</text:p>
          </table:table-cell>
          <table:table-cell table:formula="of:=[.C17]/[.C19]" office:value-type="float" office:value="120.3125" calcext:value-type="float">
            <text:p>120,3125</text:p>
          </table:table-cell>
          <table:table-cell table:formula="of:=[.D17]/[.D19]" office:value-type="float" office:value="120.3125" calcext:value-type="float">
            <text:p>120,3125</text:p>
          </table:table-cell>
          <table:table-cell table:formula="of:=[.E17]/[.E19]" office:value-type="float" office:value="121.2109375" calcext:value-type="float">
            <text:p>121,2109375</text:p>
          </table:table-cell>
          <table:table-cell table:formula="of:=[.F17]/[.F19]" office:value-type="float" office:value="60.60546875" calcext:value-type="float">
            <text:p>60,60546875</text:p>
          </table:table-cell>
          <table:table-cell table:formula="of:=[.G17]/[.G19]" office:value-type="float" office:value="77.57991" calcext:value-type="float">
            <text:p>77,57991</text:p>
          </table:table-cell>
          <table:table-cell table:formula="of:=[.H17]/[.H19]" office:value-type="float" office:value="77.57991" calcext:value-type="float">
            <text:p>77,57991</text:p>
          </table:table-cell>
          <table:table-cell table:formula="of:=[.I17]/[.I19]" office:value-type="float" office:value="77.57991" calcext:value-type="float">
            <text:p>77,57991</text:p>
          </table:table-cell>
          <table:table-cell table:formula="of:=[.J17]/[.J19]" office:value-type="float" office:value="77.57991" calcext:value-type="float">
            <text:p>77,5799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umann w</text:p>
          </table:table-cell>
          <table:table-cell table:formula="of:=[.B20]*[.B20]*[.B3]/([.B6]*[.B12])" office:value-type="float" office:value="1.98173873534627" calcext:value-type="float">
            <text:p>1,9817387353</text:p>
          </table:table-cell>
          <table:table-cell table:formula="of:=[.C20]*[.C20]*[.C3]/([.C6]*[.C12])" office:value-type="float" office:value="4.82011252751922" calcext:value-type="float">
            <text:p>4,8201125275</text:p>
          </table:table-cell>
          <table:table-cell table:formula="of:=[.D20]*[.D20]*[.D3]/([.D6]*[.D12])" office:value-type="float" office:value="4.82011252751922" calcext:value-type="float">
            <text:p>4,8201125275</text:p>
          </table:table-cell>
          <table:table-cell table:formula="of:=[.E20]*[.E20]*[.E3]/([.E6]*[.E12])" office:value-type="float" office:value="4.83807622716519" calcext:value-type="float">
            <text:p>4,8380762272</text:p>
          </table:table-cell>
          <table:table-cell table:formula="of:=[.F20]*[.F20]*[.F3]/([.F6]*[.F12])" office:value-type="float" office:value="3.42103650812593" calcext:value-type="float">
            <text:p>3,4210365081</text:p>
          </table:table-cell>
          <table:table-cell table:formula="of:=[.G20]*[.G20]*[.G3]/([.G6]*[.G12])" office:value-type="float" office:value="4.29903031114864" calcext:value-type="float">
            <text:p>4,2990303111</text:p>
          </table:table-cell>
          <table:table-cell table:formula="of:=[.H20]*[.H20]*[.H3]/([.H6]*[.H12])" office:value-type="float" office:value="8.59806062229728" calcext:value-type="float">
            <text:p>8,5980606223</text:p>
          </table:table-cell>
          <table:table-cell table:formula="of:=[.I20]*[.I20]*[.I3]/([.I6]*[.I12])" office:value-type="float" office:value="8.59806062229728" calcext:value-type="float">
            <text:p>8,5980606223</text:p>
          </table:table-cell>
          <table:table-cell table:formula="of:=[.J20]*[.J20]*[.J3]/([.J6]*[.J12])" office:value-type="float" office:value="17.1961212445946" calcext:value-type="float">
            <text:p>17,19612124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umann g</text:p>
          </table:table-cell>
          <table:table-cell table:formula="of:=[.B20]*[.B20]*[.B2]/([.B5]*[.B12])" office:value-type="float" office:value="1.98173873534627" calcext:value-type="float">
            <text:p>1,9817387353</text:p>
          </table:table-cell>
          <table:table-cell table:formula="of:=[.C20]*[.C20]*[.C2]/([.C5]*[.C12])" office:value-type="float" office:value="4.82011252751922" calcext:value-type="float">
            <text:p>4,8201125275</text:p>
          </table:table-cell>
          <table:table-cell table:formula="of:=[.D20]*[.D20]*[.D2]/([.D5]*[.D12])" office:value-type="float" office:value="4.82011252751922" calcext:value-type="float">
            <text:p>4,8201125275</text:p>
          </table:table-cell>
          <table:table-cell table:formula="of:=[.E20]*[.E20]*[.E2]/([.E5]*[.E12])" office:value-type="float" office:value="4.83807622716519" calcext:value-type="float">
            <text:p>4,8380762272</text:p>
          </table:table-cell>
          <table:table-cell table:formula="of:=[.F20]*[.F20]*[.F2]/([.F5]*[.F12])" office:value-type="float" office:value="3.42103650812593" calcext:value-type="float">
            <text:p>3,4210365081</text:p>
          </table:table-cell>
          <table:table-cell table:formula="of:=[.G20]*[.G20]*[.G2]/([.G5]*[.G12])" office:value-type="float" office:value="4.29903031114864" calcext:value-type="float">
            <text:p>4,2990303111</text:p>
          </table:table-cell>
          <table:table-cell table:formula="of:=[.H20]*[.H20]*[.H2]/([.H5]*[.H12])" office:value-type="float" office:value="8.59806062229728" calcext:value-type="float">
            <text:p>8,5980606223</text:p>
          </table:table-cell>
          <table:table-cell table:formula="of:=[.I20]*[.I20]*[.I2]/([.I5]*[.I12])" office:value-type="float" office:value="8.59806062229728" calcext:value-type="float">
            <text:p>8,5980606223</text:p>
          </table:table-cell>
          <table:table-cell table:formula="of:=[.J20]*[.J20]*[.J2]/([.J5]*[.J12])" office:value-type="float" office:value="17.1961212445946" calcext:value-type="float">
            <text:p>17,19612124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 number g</text:p>
          </table:table-cell>
          <table:table-cell table:formula="of:=POWER([.B20];3)*[.B2]/([.B12]*[.B12]*[.B8])" office:value-type="float" office:value="4.96100426884797" calcext:value-type="float">
            <text:p>4,9610042688</text:p>
          </table:table-cell>
          <table:table-cell table:formula="of:=POWER([.C20];3)*[.C2]/([.C12]*[.C12]*[.C8])" office:value-type="float" office:value="18.9247294191283" calcext:value-type="float">
            <text:p>18,9247294191</text:p>
          </table:table-cell>
          <table:table-cell table:formula="of:=POWER([.D20];3)*[.D2]/([.D12]*[.D12]*[.D8])" office:value-type="float" office:value="18.9247294191283" calcext:value-type="float">
            <text:p>18,9247294191</text:p>
          </table:table-cell>
          <table:table-cell table:formula="of:=POWER([.E20];3)*[.E2]/([.E12]*[.E12]*[.E8])" office:value-type="float" office:value="18.9247294191283" calcext:value-type="float">
            <text:p>18,9247294191</text:p>
          </table:table-cell>
          <table:table-cell table:formula="of:=POWER([.F20];3)*[.F2]/([.F12]*[.F12]*[.F8])" office:value-type="float" office:value="18.9247294191283" calcext:value-type="float">
            <text:p>18,9247294191</text:p>
          </table:table-cell>
          <table:table-cell table:formula="of:=POWER([.G20];3)*[.G2]/([.G12]*[.G12]*[.G8])" office:value-type="float" office:value="23.3462869238329" calcext:value-type="float">
            <text:p>23,3462869238</text:p>
          </table:table-cell>
          <table:table-cell table:formula="of:=POWER([.H20];3)*[.H2]/([.H12]*[.H12]*[.H8])" office:value-type="float" office:value="93.3851476953314" calcext:value-type="float">
            <text:p>93,3851476953</text:p>
          </table:table-cell>
          <table:table-cell table:formula="of:=POWER([.I20];3)*[.I2]/([.I12]*[.I12]*[.I8])" office:value-type="float" office:value="93.3851476953314" calcext:value-type="float">
            <text:p>93,3851476953</text:p>
          </table:table-cell>
          <table:table-cell table:formula="of:=POWER([.J20];3)*[.J2]/([.J12]*[.J12]*[.J8])" office:value-type="float" office:value="373.540590781326" calcext:value-type="float">
            <text:p>373,54059078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 number w</text:p>
          </table:table-cell>
          <table:table-cell table:formula="of:=POWER([.B20];3)*[.B3]/([.B12]*[.B12]*[.B8])" office:value-type="float" office:value="4.96100426884797" calcext:value-type="float">
            <text:p>4,9610042688</text:p>
          </table:table-cell>
          <table:table-cell table:formula="of:=POWER([.C20];3)*[.C3]/([.C12]*[.C12]*[.C8])" office:value-type="float" office:value="18.9247294191283" calcext:value-type="float">
            <text:p>18,9247294191</text:p>
          </table:table-cell>
          <table:table-cell table:formula="of:=POWER([.D20];3)*[.D3]/([.D12]*[.D12]*[.D8])" office:value-type="float" office:value="18.9247294191283" calcext:value-type="float">
            <text:p>18,9247294191</text:p>
          </table:table-cell>
          <table:table-cell table:formula="of:=POWER([.E20];3)*[.E3]/([.E12]*[.E12]*[.E8])" office:value-type="float" office:value="18.9247294191283" calcext:value-type="float">
            <text:p>18,9247294191</text:p>
          </table:table-cell>
          <table:table-cell table:formula="of:=POWER([.F20];3)*[.F3]/([.F12]*[.F12]*[.F8])" office:value-type="float" office:value="18.9247294191283" calcext:value-type="float">
            <text:p>18,9247294191</text:p>
          </table:table-cell>
          <table:table-cell table:formula="of:=POWER([.G20];3)*[.G3]/([.G12]*[.G12]*[.G8])" office:value-type="float" office:value="23.3462869238329" calcext:value-type="float">
            <text:p>23,3462869238</text:p>
          </table:table-cell>
          <table:table-cell table:formula="of:=POWER([.H20];3)*[.H3]/([.H12]*[.H12]*[.H8])" office:value-type="float" office:value="93.3851476953314" calcext:value-type="float">
            <text:p>93,3851476953</text:p>
          </table:table-cell>
          <table:table-cell table:formula="of:=POWER([.I20];3)*[.I3]/([.I12]*[.I12]*[.I8])" office:value-type="float" office:value="93.3851476953314" calcext:value-type="float">
            <text:p>93,3851476953</text:p>
          </table:table-cell>
          <table:table-cell table:formula="of:=POWER([.J20];3)*[.J3]/([.J12]*[.J12]*[.J8])" office:value-type="float" office:value="373.540590781326" calcext:value-type="float">
            <text:p>373,54059078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ERR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 u max * peri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_vc</text:p>
          </table:table-cell>
          <table:table-cell table:formula="of:=([.B6]+[.B5])*([.B6]+[.B5])/([.B8]*([.B2]+[.B3]))" office:value-type="float" office:value="196" calcext:value-type="float">
            <text:p>196</text:p>
          </table:table-cell>
          <table:table-cell table:formula="of:=([.C6]+[.C5])*([.C6]+[.C5])/([.C8]*([.C2]+[.C3]))" office:value-type="float" office:value="196" calcext:value-type="float">
            <text:p>196</text:p>
          </table:table-cell>
          <table:table-cell table:formula="of:=([.D6]+[.D5])*([.D6]+[.D5])/([.D8]*([.D2]+[.D3]))" office:value-type="float" office:value="196" calcext:value-type="float">
            <text:p>196</text:p>
          </table:table-cell>
          <table:table-cell table:formula="of:=([.E6]+[.E5])*([.E6]+[.E5])/([.E8]*([.E2]+[.E3]))" office:value-type="float" office:value="196" calcext:value-type="float">
            <text:p>196</text:p>
          </table:table-cell>
          <table:table-cell table:formula="of:=([.F6]+[.F5])*([.F6]+[.F5])/([.F8]*([.F2]+[.F3]))" office:value-type="float" office:value="196" calcext:value-type="float">
            <text:p>196</text:p>
          </table:table-cell>
          <table:table-cell table:formula="of:=([.G6]+[.G5])*([.G6]+[.G5])/([.G8]*([.G2]+[.G3]))" office:value-type="float" office:value="196" calcext:value-type="float">
            <text:p>196</text:p>
          </table:table-cell>
          <table:table-cell table:formula="of:=([.H6]+[.H5])*([.H6]+[.H5])/([.H8]*([.H2]+[.H3]))" office:value-type="float" office:value="196" calcext:value-type="float">
            <text:p>196</text:p>
          </table:table-cell>
          <table:table-cell table:formula="of:=([.I6]+[.I5])*([.I6]+[.I5])/([.I8]*([.I2]+[.I3]))" office:value-type="float" office:value="196" calcext:value-type="float">
            <text:p>196</text:p>
          </table:table-cell>
          <table:table-cell table:formula="of:=([.J6]+[.J5])*([.J6]+[.J5])/([.J8]*([.J2]+[.J3]))" office:value-type="float" office:value="196" calcext:value-type="float">
            <text:p>1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_vc</text:p>
          </table:table-cell>
          <table:table-cell table:style-name="ce10" table:formula="of:=[.B7]*[.B7]*[.B7]/([.B8]*[.B8]*[.B4])" office:value-type="float" office:value="274400" calcext:value-type="float">
            <text:p>2,74E+005</text:p>
          </table:table-cell>
          <table:table-cell table:style-name="ce10" table:formula="of:=[.C7]*[.C7]*[.C7]/([.C8]*[.C8]*[.C4])" office:value-type="float" office:value="274400" calcext:value-type="float">
            <text:p>2,74E+005</text:p>
          </table:table-cell>
          <table:table-cell table:style-name="ce10" table:formula="of:=[.D7]*[.D7]*[.D7]/([.D8]*[.D8]*[.D4])" office:value-type="float" office:value="274400" calcext:value-type="float">
            <text:p>2,74E+005</text:p>
          </table:table-cell>
          <table:table-cell table:style-name="ce10" table:formula="of:=[.E7]*[.E7]*[.E7]/([.E8]*[.E8]*[.E4])" office:value-type="float" office:value="274400" calcext:value-type="float">
            <text:p>2,74E+005</text:p>
          </table:table-cell>
          <table:table-cell table:style-name="ce10" table:formula="of:=[.F7]*[.F7]*[.F7]/([.F8]*[.F8]*[.F4])" office:value-type="float" office:value="274400" calcext:value-type="float">
            <text:p>2,74E+005</text:p>
          </table:table-cell>
          <table:table-cell table:style-name="ce10" table:formula="of:=[.G7]*[.G7]*[.G7]/([.G8]*[.G8]*[.G4])" office:value-type="float" office:value="274400" calcext:value-type="float">
            <text:p>2,74E+005</text:p>
          </table:table-cell>
          <table:table-cell table:style-name="ce10" table:formula="of:=[.H7]*[.H7]*[.H7]/([.H8]*[.H8]*[.H4])" office:value-type="float" office:value="274400" calcext:value-type="float">
            <text:p>2,74E+005</text:p>
          </table:table-cell>
          <table:table-cell table:style-name="ce10" table:formula="of:=[.I7]*[.I7]*[.I7]/([.I8]*[.I8]*[.I4])" office:value-type="float" office:value="274400" calcext:value-type="float">
            <text:p>2,74E+005</text:p>
          </table:table-cell>
          <table:table-cell table:style-name="ce10" table:formula="of:=[.J7]*[.J7]*[.J7]/([.J8]*[.J8]*[.J4])" office:value-type="float" office:value="274400" calcext:value-type="float">
            <text:p>2,74E+0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mega₀</text:p>
          </table:table-cell>
          <table:table-cell table:style-name="ce10" table:formula="of:=SQRT([.B8]*[.B32]*[.B32]*[.B32]/([.B3]+[.B2]))" office:value-type="float" office:value="0.00000023048671350456" calcext:value-type="float">
            <text:p>2,30E-007</text:p>
          </table:table-cell>
          <table:table-cell table:style-name="ce10" table:formula="of:=SQRT([.C8]*[.C32]*[.C32]*[.C32]/([.C3]+[.C2]))" office:value-type="float" office:value="0.000000233095406289477" calcext:value-type="float">
            <text:p>2,33E-007</text:p>
          </table:table-cell>
          <table:table-cell table:style-name="ce10" table:formula="of:=SQRT([.D8]*[.D32]*[.D32]*[.D32]/([.D3]+[.D2]))" office:value-type="float" office:value="0.000000233095406289477" calcext:value-type="float">
            <text:p>2,33E-007</text:p>
          </table:table-cell>
          <table:table-cell table:style-name="ce10" table:formula="of:=SQRT([.E8]*[.E32]*[.E32]*[.E32]/([.E3]+[.E2]))" office:value-type="float" office:value="0.000000230508596347041" calcext:value-type="float">
            <text:p>2,31E-007</text:p>
          </table:table-cell>
          <table:table-cell table:style-name="ce10" table:formula="of:=SQRT([.F8]*[.F32]*[.F32]*[.F32]/([.F3]+[.F2]))" office:value-type="float" office:value="0.000000651976766395141" calcext:value-type="float">
            <text:p>6,52E-007</text:p>
          </table:table-cell>
          <table:table-cell table:style-name="ce10" table:formula="of:=SQRT([.G8]*[.G32]*[.G32]*[.G32]/([.G3]+[.G2]))" office:value-type="float" office:value="0.00000023048671350456" calcext:value-type="float">
            <text:p>2,30E-007</text:p>
          </table:table-cell>
          <table:table-cell table:style-name="ce10" table:formula="of:=SQRT([.H8]*[.H32]*[.H32]*[.H32]/([.H3]+[.H2]))" office:value-type="float" office:value="0.00000023048671350456" calcext:value-type="float">
            <text:p>2,30E-007</text:p>
          </table:table-cell>
          <table:table-cell table:style-name="ce10" table:formula="of:=SQRT([.I8]*[.I32]*[.I32]*[.I32]/([.I3]+[.I2]))" office:value-type="float" office:value="0.00000023048671350456" calcext:value-type="float">
            <text:p>2,30E-007</text:p>
          </table:table-cell>
          <table:table-cell table:style-name="ce10" table:formula="of:=SQRT([.J8]*[.J32]*[.J32]*[.J32]/([.J3]+[.J2]))" office:value-type="float" office:value="0.00000023048671350456" calcext:value-type="float">
            <text:p>2,30E-0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_c</text:p>
          </table:table-cell>
          <table:table-cell table:formula="of:=POWER(2;2/3)/[.B27]" office:value-type="float" office:value="0.00809898495902142" calcext:value-type="float">
            <text:p>0,008098985</text:p>
          </table:table-cell>
          <table:table-cell table:formula="of:=(1.0625-[.C31])*POWER(2;2/3)/[.C27]" office:value-type="float" office:value="0.00809898495902142" calcext:value-type="float">
            <text:p>0,008098985</text:p>
          </table:table-cell>
          <table:table-cell table:formula="of:=(1.0625-[.D31])*POWER(2;2/3)/[.D27]" office:value-type="float" office:value="0.00809898495902142" calcext:value-type="float">
            <text:p>0,008098985</text:p>
          </table:table-cell>
          <table:table-cell table:formula="of:=(1.0625-[.E31])*POWER(2;2/3)/[.E27]" office:value-type="float" office:value="0.00809898495902142" calcext:value-type="float">
            <text:p>0,008098985</text:p>
          </table:table-cell>
          <table:table-cell table:formula="of:=(1.0625-[.F31])*POWER(2;2/3)/[.F27]" office:value-type="float" office:value="0.00809898495902142" calcext:value-type="float">
            <text:p>0,008098985</text:p>
          </table:table-cell>
          <table:table-cell table:formula="of:=POWER(2;2/3)/[.G27]" office:value-type="float" office:value="0.00809898495902142" calcext:value-type="float">
            <text:p>0,008098985</text:p>
          </table:table-cell>
          <table:table-cell table:formula="of:=POWER(2;2/3)/[.H27]" office:value-type="float" office:value="0.00809898495902142" calcext:value-type="float">
            <text:p>0,008098985</text:p>
          </table:table-cell>
          <table:table-cell table:formula="of:=POWER(2;2/3)/[.I27]" office:value-type="float" office:value="0.00809898495902142" calcext:value-type="float">
            <text:p>0,008098985</text:p>
          </table:table-cell>
          <table:table-cell table:formula="of:=POWER(2;2/3)/[.J27]" office:value-type="float" office:value="0.00809898495902142" calcext:value-type="float">
            <text:p>0,0080989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ta</text:p>
          </table:table-cell>
          <table:table-cell table:style-name="ce4" office:value-type="float" office:value="0.0625" calcext:value-type="float">
            <text:p>6,25E-002</text:p>
          </table:table-cell>
          <table:table-cell table:number-columns-repeated="4" table:style-name="ce12" office:value-type="float" office:value="0.0625" calcext:value-type="float">
            <text:p>6,25E-002</text:p>
          </table:table-cell>
          <table:table-cell table:number-columns-repeated="4" table:style-name="ce4" office:value-type="float" office:value="0.0625" calcext:value-type="float">
            <text:p>6,25E-0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formula="of:=8*ATAN(1)/[.B9]" office:value-type="float" office:value="0.000809898504287977" calcext:value-type="float">
            <text:p>0,0008098985</text:p>
          </table:table-cell>
          <table:table-cell table:formula="of:=8*ATAN(1)/[.C9]" office:value-type="float" office:value="0.000815998091841505" calcext:value-type="float">
            <text:p>0,0008159981</text:p>
          </table:table-cell>
          <table:table-cell table:formula="of:=8*ATAN(1)/[.D9]" office:value-type="float" office:value="0.000815998091841505" calcext:value-type="float">
            <text:p>0,0008159981</text:p>
          </table:table-cell>
          <table:table-cell table:formula="of:=8*ATAN(1)/[.E9]" office:value-type="float" office:value="0.000809949765669299" calcext:value-type="float">
            <text:p>0,0008099498</text:p>
          </table:table-cell>
          <table:table-cell table:formula="of:=8*ATAN(1)/[.F9]" office:value-type="float" office:value="0.0016198995313386" calcext:value-type="float">
            <text:p>0,0016198995</text:p>
          </table:table-cell>
          <table:table-cell table:formula="of:=8*ATAN(1)/[.G9]" office:value-type="float" office:value="0.000809898504287977" calcext:value-type="float">
            <text:p>0,0008098985</text:p>
          </table:table-cell>
          <table:table-cell table:formula="of:=8*ATAN(1)/[.H9]" office:value-type="float" office:value="0.000809898504287977" calcext:value-type="float">
            <text:p>0,0008098985</text:p>
          </table:table-cell>
          <table:table-cell table:formula="of:=8*ATAN(1)/[.I9]" office:value-type="float" office:value="0.000809898504287977" calcext:value-type="float">
            <text:p>0,0008098985</text:p>
          </table:table-cell>
          <table:table-cell table:formula="of:=8*ATAN(1)/[.J9]" office:value-type="float" office:value="0.000809898504287977" calcext:value-type="float">
            <text:p>0,00080989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/k_c</text:p>
          </table:table-cell>
          <table:table-cell table:formula="of:=[.B32]/[.B30]" office:value-type="float" office:value="0.100000001035418" calcext:value-type="float">
            <text:p>0,100000001</text:p>
          </table:table-cell>
          <table:table-cell table:formula="of:=[.C32]/[.C30]" office:value-type="float" office:value="0.100753130913346" calcext:value-type="float">
            <text:p>0,1007531309</text:p>
          </table:table-cell>
          <table:table-cell table:formula="of:=[.D32]/[.D30]" office:value-type="float" office:value="0.100753130913346" calcext:value-type="float">
            <text:p>0,1007531309</text:p>
          </table:table-cell>
          <table:table-cell table:formula="of:=[.E32]/[.E30]" office:value-type="float" office:value="0.100006330394169" calcext:value-type="float">
            <text:p>0,1000063304</text:p>
          </table:table-cell>
          <table:table-cell table:formula="of:=[.F32]/[.F30]" office:value-type="float" office:value="0.200012660788337" calcext:value-type="float">
            <text:p>0,2000126608</text:p>
          </table:table-cell>
          <table:table-cell table:formula="of:=[.G32]/[.G30]" office:value-type="float" office:value="0.100000001035418" calcext:value-type="float">
            <text:p>0,100000001</text:p>
          </table:table-cell>
          <table:table-cell table:formula="of:=[.H32]/[.H30]" office:value-type="float" office:value="0.100000001035418" calcext:value-type="float">
            <text:p>0,100000001</text:p>
          </table:table-cell>
          <table:table-cell table:formula="of:=[.I32]/[.I30]" office:value-type="float" office:value="0.100000001035418" calcext:value-type="float">
            <text:p>0,100000001</text:p>
          </table:table-cell>
          <table:table-cell table:formula="of:=[.J32]/[.J30]" office:value-type="float" office:value="0.100000001035418" calcext:value-type="float">
            <text:p>0,100000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simu/2</text:p>
          </table:table-cell>
          <table:table-cell table:style-name="ce4" office:value-type="float" office:value="24012119.6" calcext:value-type="float">
            <text:p>2,40E+007</text:p>
          </table:table-cell>
          <table:table-cell table:style-name="ce3" table:formula="of:=17091900+650" office:value-type="float" office:value="17092550" calcext:value-type="float">
            <text:p>17092550</text:p>
          </table:table-cell>
          <table:table-cell table:style-name="ce3" table:formula="of:=(17363200+17091900)/2" office:value-type="float" office:value="17227550" calcext:value-type="float">
            <text:p>17227550</text:p>
          </table:table-cell>
          <table:table-cell table:style-name="ce3" table:formula="of:=(17227550+17254680)/2" office:value-type="float" office:value="17241115" calcext:value-type="float">
            <text:p>17241115</text:p>
          </table:table-cell>
          <table:table-cell table:style-name="ce3" table:formula="of:=(17227550+17254680)/2" office:value-type="float" office:value="17241115" calcext:value-type="float">
            <text:p>17241115</text:p>
          </table:table-cell>
          <table:table-cell table:style-name="ce4" office:value-type="float" office:value="19980000" calcext:value-type="float">
            <text:p>2,00E+007</text:p>
          </table:table-cell>
          <table:table-cell table:style-name="ce4" office:value-type="float" office:value="17980000" calcext:value-type="float">
            <text:p>1,80E+007</text:p>
          </table:table-cell>
          <table:table-cell table:style-name="ce4" office:value-type="float" office:value="17375000" calcext:value-type="float">
            <text:p>1,74E+007</text:p>
          </table:table-cell>
          <table:table-cell table:style-name="ce4" office:value-type="float" office:value="16867500" calcext:value-type="float">
            <text:p>1,69E+0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mega</text:p>
          </table:table-cell>
          <table:table-cell table:formula="of:=4*ATAN(1)/[.B34]" office:value-type="float" office:value="0.00000013083362509946" calcext:value-type="float">
            <text:p>1,3083362509946E-007</text:p>
          </table:table-cell>
          <table:table-cell table:style-name="ce9" table:formula="of:=4*ATAN(1)/[.C34]" office:value-type="float" office:value="0.000000183798944779439" calcext:value-type="float">
            <text:p>1,83798944779439E-007</text:p>
          </table:table-cell>
          <table:table-cell table:style-name="ce9" table:formula="of:=8*ATAN(1)/[.D34]" office:value-type="float" office:value="0.000000364717287552762" calcext:value-type="float">
            <text:p>3,64717287552762E-007</text:p>
          </table:table-cell>
          <table:table-cell table:style-name="ce9" table:formula="of:=8*ATAN(1)/[.E34]" office:value-type="float" office:value="0.000000364430334533444" calcext:value-type="float">
            <text:p>3,64430334533444E-007</text:p>
          </table:table-cell>
          <table:table-cell table:style-name="ce9" table:formula="of:=8*ATAN(1)/[.F34]" office:value-type="float" office:value="0.000000364430334533444" calcext:value-type="float">
            <text:p>3,64430334533444E-007</text:p>
          </table:table-cell>
          <table:table-cell table:formula="of:=4*ATAN(1)/[.G34]" office:value-type="float" office:value="0.000000157236869549039" calcext:value-type="float">
            <text:p>1,57236869549039E-007</text:p>
          </table:table-cell>
          <table:table-cell table:formula="of:=4*ATAN(1)/[.H34]" office:value-type="float" office:value="0.000000174727066384304" calcext:value-type="float">
            <text:p>1,74727066384304E-007</text:p>
          </table:table-cell>
          <table:table-cell table:formula="of:=4*ATAN(1)/[.I34]" office:value-type="float" office:value="0.000000180811087976391" calcext:value-type="float">
            <text:p>1,80811087976391E-007</text:p>
          </table:table-cell>
          <table:table-cell table:formula="of:=4*ATAN(1)/[.J34]" office:value-type="float" office:value="0.000000186251231871338" calcext:value-type="float">
            <text:p>1,86251231871338E-0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mega t_vc</text:p>
          </table:table-cell>
          <table:table-cell table:formula="of:=[.B35]*[.B28]" office:value-type="float" office:value="0.0359007467272918" calcext:value-type="float">
            <text:p>0,0359007467</text:p>
          </table:table-cell>
          <table:table-cell table:style-name="ce9" table:formula="of:=[.C35]*[.C28]" office:value-type="float" office:value="0.050434430447478" calcext:value-type="float">
            <text:p>0,0504344304</text:p>
          </table:table-cell>
          <table:table-cell table:style-name="ce9" table:formula="of:=[.D35]*[.D28]" office:value-type="float" office:value="0.100078423704478" calcext:value-type="float">
            <text:p>0,1000784237</text:p>
          </table:table-cell>
          <table:table-cell table:style-name="ce9" table:formula="of:=[.E35]*[.E28]" office:value-type="float" office:value="0.0999996837959772" calcext:value-type="float">
            <text:p>0,0999996838</text:p>
          </table:table-cell>
          <table:table-cell table:style-name="ce9" table:formula="of:=[.F35]*[.F28]" office:value-type="float" office:value="0.0999996837959772" calcext:value-type="float">
            <text:p>0,0999996838</text:p>
          </table:table-cell>
          <table:table-cell table:formula="of:=[.G35]*[.G28]" office:value-type="float" office:value="0.0431457970042562" calcext:value-type="float">
            <text:p>0,043145797</text:p>
          </table:table-cell>
          <table:table-cell table:formula="of:=[.H35]*[.H28]" office:value-type="float" office:value="0.0479451070158532" calcext:value-type="float">
            <text:p>0,047945107</text:p>
          </table:table-cell>
          <table:table-cell table:formula="of:=[.I35]*[.I28]" office:value-type="float" office:value="0.0496145625407217" calcext:value-type="float">
            <text:p>0,0496145625</text:p>
          </table:table-cell>
          <table:table-cell table:formula="of:=[.J35]*[.J28]" office:value-type="float" office:value="0.0511073380254952" calcext:value-type="float">
            <text:p>0,051107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tegration order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simu * omega₀ / 2 </text:p>
          </table:table-cell>
          <table:table-cell table:style-name="Default" table:formula="of:=[.B34]*[.B29]" office:value-type="float" office:value="5.53447453088243" calcext:value-type="float">
            <text:p>5,5344745309</text:p>
          </table:table-cell>
          <table:table-cell/>
          <table:table-cell table:formula="of:=[.D34]*[.D29]" office:value-type="float" office:value="4.01566276662228" calcext:value-type="float">
            <text:p>4,0156627666</text:p>
          </table:table-cell>
          <table:table-cell table:formula="of:=[.E34]*[.E29]" office:value-type="float" office:value="3.97422521810791" calcext:value-type="float">
            <text:p>3,9742252181</text:p>
          </table:table-cell>
          <table:table-cell table:formula="of:=[.F34]*[.F29]" office:value-type="float" office:value="11.2408064067468" calcext:value-type="float">
            <text:p>11,2408064067</text:p>
          </table:table-cell>
          <table:table-cell table:style-name="Default" table:formula="of:=[.G34]*[.G29]" office:value-type="float" office:value="4.60512453582111" calcext:value-type="float">
            <text:p>4,6051245358</text:p>
          </table:table-cell>
          <table:table-cell table:style-name="Default" table:formula="of:=[.H34]*[.H29]" office:value-type="float" office:value="4.14415110881199" calcext:value-type="float">
            <text:p>4,1441511088</text:p>
          </table:table-cell>
          <table:table-cell table:style-name="Default" table:formula="of:=[.I34]*[.I29]" office:value-type="float" office:value="4.00470664714173" calcext:value-type="float">
            <text:p>4,0047066471</text:p>
          </table:table-cell>
          <table:table-cell table:style-name="Default" table:formula="of:=[.J34]*[.J29]" office:value-type="float" office:value="3.88773464003817" calcext:value-type="float">
            <text:p>3,8877346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mega/omega₀</text:p>
          </table:table-cell>
          <table:table-cell table:formula="of:=[.B35]/[.B29]" office:value-type="float" office:value="0.56764063797921" calcext:value-type="float">
            <text:p>0,567640638</text:p>
          </table:table-cell>
          <table:table-cell/>
          <table:table-cell table:formula="of:=[.D29]/[.D35]" office:value-type="float" office:value="0.639112579098012" calcext:value-type="float">
            <text:p>0,6391125791</text:p>
          </table:table-cell>
          <table:table-cell table:formula="of:=[.E29]/[.E35]" office:value-type="float" office:value="0.63251758842234" calcext:value-type="float">
            <text:p>0,6325175884</text:p>
          </table:table-cell>
          <table:table-cell table:formula="of:=[.F29]/[.F35]" office:value-type="float" office:value="1.78902990397279" calcext:value-type="float">
            <text:p>1,789029904</text:p>
          </table:table-cell>
          <table:table-cell table:formula="of:=[.G35]/[.G29]" office:value-type="float" office:value="0.682194939388243" calcext:value-type="float">
            <text:p>0,6821949394</text:p>
          </table:table-cell>
          <table:table-cell table:formula="of:=[.H35]/[.H29]" office:value-type="float" office:value="0.758078692379149" calcext:value-type="float">
            <text:p>0,7580786924</text:p>
          </table:table-cell>
          <table:table-cell table:formula="of:=[.I35]/[.I29]" office:value-type="float" office:value="0.784475101523861" calcext:value-type="float">
            <text:p>0,7844751015</text:p>
          </table:table-cell>
          <table:table-cell table:formula="of:=[.J35]/[.J29]" office:value-type="float" office:value="0.80807795399301" calcext:value-type="float">
            <text:p>0,80807795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plicit </text:p>
          </table:table-cell>
          <table:table-cell table:style-name="ce11" office:value-type="string" calcext:value-type="string">
            <text:p>Y</text:p>
          </table:table-cell>
          <table:table-cell table:number-columns-repeated="4"/>
          <table:table-cell table:number-columns-repeated="2"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mega_Prosperetti</text:p>
          </table:table-cell>
          <table:table-cell table:style-name="ce4" office:value-type="float" office:value="0.00000018" calcext:value-type="float">
            <text:p>1,80E-007</text:p>
          </table:table-cell>
          <table:table-cell table:number-columns-repeated="4"/>
          <table:table-cell table:number-columns-repeated="4" table:style-name="ce4" office:value-type="float" office:value="0.00000018" calcext:value-type="float">
            <text:p>1,80E-007</text:p>
          </table:table-cell>
          <table:table-cell table:number-columns-repeated="1014"/>
        </table:table-row>
      </table:table>
      <table:table table:name="Results" table:style-name="ta1"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5" table:number-columns-repeated="1021" table:default-cell-style-name="ce22"/>
        <table:table-row table:style-name="ro3">
          <table:table-cell table:style-name="ce16" office:value-type="string" calcext:value-type="string">
            <text:p>CapWave results</text:p>
          </table:table-cell>
          <table:table-cell table:style-name="ce23" office:value-type="string" calcext:value-type="string">
            <text:p>implicit 1st order</text:p>
          </table:table-cell>
          <table:table-cell table:style-name="ce30" office:value-type="string" calcext:value-type="string">
            <text:p>explicit 1st order</text:p>
          </table:table-cell>
          <table:table-cell table:style-name="ce33" office:value-type="string" calcext:value-type="string">
            <text:p>explicit 2nd order</text:p>
          </table:table-cell>
          <table:table-cell table:style-name="ce34" office:value-type="string" calcext:value-type="string">
            <text:p>Fabian Denner DNS</text:p>
          </table:table-cell>
          <table:table-cell table:style-name="ce39" office:value-type="string" calcext:value-type="string">
            <text:p>AIV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∆t</text:p>
          </table:table-cell>
          <table:table-cell table:style-name="ce24" office:value-type="string" calcext:value-type="string">
            <text:p>t1</text:p>
          </table:table-cell>
          <table:table-cell table:number-columns-repeated="2" table:style-name="ce31" office:value-type="string" calcext:value-type="string">
            <text:p>t1</text:p>
          </table:table-cell>
          <table:table-cell table:style-name="ce35" office:value-type="string" calcext:value-type="string">
            <text:p>t1</text:p>
          </table:table-cell>
          <table:table-cell table:style-name="ce40" office:value-type="string" calcext:value-type="string">
            <text:p>t1</text:p>
          </table:table-cell>
          <table:table-cell table:number-columns-repeated="1018"/>
        </table:table-row>
        <table:table-row table:style-name="ro2">
          <table:table-cell table:style-name="ce18" office:value-type="float" office:value="21693.2244118318" calcext:value-type="float">
            <text:p>2,1693e+4</text:p>
          </table:table-cell>
          <table:table-cell table:style-name="ce25" office:value-type="float" office:value="24012119.6" calcext:value-type="float">
            <text:p>2,4012e+7</text:p>
          </table:table-cell>
          <table:table-cell table:style-name="ce32" table:number-columns-repeated="2"/>
          <table:table-cell table:style-name="ce36" office:value-type="float" office:value="17354400" calcext:value-type="float">
            <text:p>1,7354e+7</text:p>
          </table:table-cell>
          <table:table-cell table:style-name="ce41" office:value-type="float" office:value="17420000" calcext:value-type="float">
            <text:p>1,7420e+7</text:p>
          </table:table-cell>
          <table:table-cell table:number-columns-repeated="1018"/>
        </table:table-row>
        <table:table-row table:style-name="ro2">
          <table:table-cell table:style-name="ce19" office:value-type="float" office:value="10000" calcext:value-type="float">
            <text:p>1,0000e+4</text:p>
          </table:table-cell>
          <table:table-cell table:style-name="ce26" office:value-type="float" office:value="19980000" calcext:value-type="float">
            <text:p>1,9980e+7</text:p>
          </table:table-cell>
          <table:table-cell table:style-name="ce32" office:value-type="string" calcext:value-type="string">
            <text:p>unstable</text:p>
          </table:table-cell>
          <table:table-cell table:style-name="ce32"/>
          <table:table-cell table:style-name="ce37"/>
          <table:table-cell table:style-name="ce42" office:value-type="float" office:value="17420001" calcext:value-type="float">
            <text:p>1,7420e+7</text:p>
          </table:table-cell>
          <table:table-cell table:number-columns-repeated="1018"/>
        </table:table-row>
        <table:table-row table:style-name="ro2">
          <table:table-cell table:style-name="ce19" office:value-type="float" office:value="5000" calcext:value-type="float">
            <text:p>5,0000e+3</text:p>
          </table:table-cell>
          <table:table-cell table:style-name="ce26" office:value-type="float" office:value="17980000" calcext:value-type="float">
            <text:p>1,7980e+7</text:p>
          </table:table-cell>
          <table:table-cell table:style-name="ce26" office:value-type="float" office:value="17370000" calcext:value-type="float">
            <text:p>1,7370e+7</text:p>
          </table:table-cell>
          <table:table-cell table:style-name="ce26" office:value-type="float" office:value="17405000" calcext:value-type="float">
            <text:p>1,7405e+7</text:p>
          </table:table-cell>
          <table:table-cell table:style-name="ce37"/>
          <table:table-cell table:style-name="ce42" office:value-type="float" office:value="17420002" calcext:value-type="float">
            <text:p>1,7420e+7</text:p>
          </table:table-cell>
          <table:table-cell table:number-columns-repeated="1018"/>
        </table:table-row>
        <table:table-row table:style-name="ro2">
          <table:table-cell table:style-name="ce20" office:value-type="float" office:value="2500" calcext:value-type="float">
            <text:p>2,5000e+3</text:p>
          </table:table-cell>
          <table:table-cell table:style-name="ce27" office:value-type="float" office:value="16867500" calcext:value-type="float">
            <text:p>1,6868e+7</text:p>
          </table:table-cell>
          <table:table-cell table:number-columns-repeated="2" table:style-name="ce27" office:value-type="float" office:value="17400000" calcext:value-type="float">
            <text:p>1,7400e+7</text:p>
          </table:table-cell>
          <table:table-cell table:style-name="ce38"/>
          <table:table-cell table:style-name="ce43" office:value-type="float" office:value="17420003" calcext:value-type="float">
            <text:p>1,7420e+7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28" table:number-columns-repeated="3"/>
          <table:table-cell table:style-name="ce21" table:number-columns-repeated="2"/>
          <table:table-cell table:number-columns-repeated="1018"/>
        </table:table-row>
        <table:table-row table:style-name="ro2">
          <table:table-cell/>
          <table:table-cell table:style-name="ce29" table:number-columns-repeated="3"/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scientific-number number:decimal-places="4" number:min-integer-digits="1" number:min-exponent-digits="2"/>
    </number:number-style>
    <number:number-style style:name="N121">
      <number:scientific-number number:decimal-places="5" number:min-integer-digits="1" number:min-exponent-digits="2"/>
    </number:number-style>
    <number:number-style style:name="N122">
      <number:scientific-number number:decimal-places="8" number:min-integer-digits="1" number:min-exponent-digits="2"/>
    </number:number-style>
    <number:number-style style:name="N123">
      <number:scientific-number number:decimal-places="6" number:min-integer-digits="1" number:min-exponent-digits="2"/>
    </number:number-style>
    <number:number-style style:name="N124">
      <number:number number:decimal-places="6" number:min-integer-digits="1"/>
    </number:number-style>
    <number:number-style style:name="N125">
      <number:scientific-number number:decimal-places="1" number:min-integer-digits="1" number:min-exponent-digits="2"/>
    </number:number-style>
    <number:number-style style:name="N126">
      <number:scientific-number number:decimal-places="0" number:min-integer-digits="1" number:min-exponent-digits="2"/>
    </number:number-style>
    <number:number-style style:name="N127">
      <number:number number:decimal-places="8" number:min-integer-digits="1"/>
    </number:number-style>
    <number:number-style style:name="N128">
      <number:scientific-number number:decimal-places="5" number:min-integer-digits="1" number:min-exponent-digits="3"/>
    </number:number-style>
    <number:number-style style:name="N129">
      <number:scientific-number number:decimal-places="4" number:min-integer-digits="1" number:min-exponent-digits="3"/>
    </number:number-style>
    <number:number-style style:name="N130">
      <number:scientific-number number:decimal-places="4" number:min-integer-digits="1" number:min-exponent-digits="1"/>
    </number:number-style>
    <number:number-style style:name="N131">
      <number:scientific-number number:decimal-places="4" number:min-integer-digits="1" number:min-exponent-digits="1"/>
    </number:number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22:31:44.7943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6-08-09T14:40:31.428645000</dc:date>
    <meta:editing-duration>P5DT20M39S</meta:editing-duration>
    <meta:editing-cycles>19</meta:editing-cycles>
    <meta:generator>LibreOffice/4.4.2.2$MacOSX_X86_64 LibreOffice_project/c4c7d32d0d49397cad38d62472b0bc8acff48dd6</meta:generator>
    <dc:creator>Stephane Zaleski</dc:creator>
    <meta:document-statistic meta:table-count="2" meta:cell-count="411" meta:object-count="0"/>
  </office:meta>
</office:document-meta>
</file>